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905cm"/>
    </style:style>
    <style:style style:name="gr3" style:family="graphic" style:parent-style-name="objectwithoutfill">
      <style:graphic-properties svg:stroke-width="0.053cm" draw:marker-start="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04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solid" draw:fill-color="#579d1c" draw:opacity="10%" draw:textarea-horizontal-align="justify" draw:textarea-vertical-align="top" draw:auto-grow-height="false" fo:min-height="4.27cm" fo:min-width="5.22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solid" draw:fill-color="#ff0000" draw:opacity="10%" draw:textarea-horizontal-align="justify" draw:textarea-vertical-align="top" draw:auto-grow-height="false" fo:min-height="4.27cm" fo:min-width="5.544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solid" draw:fill-color="#579d1c" draw:opacity="10%" draw:textarea-horizontal-align="justify" draw:textarea-vertical-align="top" draw:auto-grow-height="false" fo:min-height="4.27cm" fo:min-width="5.036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solid" draw:fill-color="#ff0000" draw:opacity="10%" draw:textarea-horizontal-align="justify" draw:textarea-vertical-align="top" draw:auto-grow-height="false" fo:min-height="4.27cm" fo:min-width="5.29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solid" draw:fill-color="#579d1c" draw:opacity="10%" draw:textarea-horizontal-align="justify" draw:textarea-vertical-align="top" draw:auto-grow-height="false" fo:min-height="3.204cm" fo:min-width="3.558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solid" draw:fill-color="#ff0000" draw:opacity="10%" draw:textarea-horizontal-align="justify" draw:textarea-vertical-align="top" draw:auto-grow-height="false" fo:min-height="3.104cm" fo:min-width="3.512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solid" draw:fill-color="#579d1c" draw:opacity="10%" draw:textarea-horizontal-align="justify" draw:textarea-vertical-align="top" draw:auto-grow-height="false" fo:min-height="3.104cm" fo:min-width="3.286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solid" draw:fill-color="#ff0000" draw:opacity="10%" draw:textarea-horizontal-align="justify" draw:textarea-vertical-align="top" draw:auto-grow-height="false" fo:min-height="3.1cm" fo:min-width="3.54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solid" draw:fill-color="#579d1c" draw:opacity="10%" draw:textarea-horizontal-align="justify" draw:textarea-vertical-align="top" draw:auto-grow-height="false" fo:min-height="3.104cm" fo:min-width="3.622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solid" draw:fill-color="#ff0000" draw:opacity="10%" draw:textarea-horizontal-align="justify" draw:textarea-vertical-align="top" draw:auto-grow-height="false" fo:min-height="3.1cm" fo:min-width="3.176cm" fo:padding-top="0.151cm" fo:padding-bottom="0.151cm" fo:padding-left="0.276cm" fo:padding-right="0.276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g>
          <draw:line draw:style-name="gr1" draw:text-style-name="P1" draw:layer="layout" svg:x1="13.716cm" svg:y1="0.78cm" svg:x2="20.828cm" svg:y2="4.378cm">
            <text:p/>
          </draw:line>
          <draw:frame draw:style-name="gr2" draw:layer="layout" svg:width="3.81cm" svg:height="2.155cm" svg:x="19.304cm" svg:y="4.378cm">
            <draw:text-box>
              <text:p>Public Key </text:p>
            </draw:text-box>
          </draw:frame>
          <draw:line draw:style-name="gr3" draw:text-style-name="P1" draw:layer="layout" svg:x1="13.716cm" svg:y1="0.762cm" svg:x2="6.858cm" svg:y2="4.378cm">
            <text:p/>
          </draw:line>
          <draw:frame draw:style-name="gr2" draw:layer="layout" svg:width="5.334cm" svg:height="2.155cm" svg:x="4.572cm" svg:y="4.378cm">
            <draw:text-box>
              <text:p>Symmetric Key</text:p>
              <text:p><text:s/></text:p>
            </draw:text-box>
          </draw:frame>
          <draw:line draw:style-name="gr1" draw:text-style-name="P1" draw:layer="layout" svg:x1="22.352cm" svg:y1="11.902cm" svg:x2="6.35cm" svg:y2="14.192cm">
            <text:p/>
          </draw:line>
          <draw:line draw:style-name="gr1" draw:text-style-name="P1" draw:layer="layout" svg:x1="22.352cm" svg:y1="11.902cm" svg:x2="23.368cm" svg:y2="14.192cm">
            <text:p/>
          </draw:line>
          <draw:line draw:style-name="gr1" draw:text-style-name="P1" draw:layer="layout" svg:x1="22.352cm" svg:y1="11.902cm" svg:x2="14.478cm" svg:y2="14.192cm">
            <text:p/>
          </draw:line>
          <draw:frame draw:style-name="gr2" draw:text-style-name="P1" draw:layer="layout" svg:width="5.588cm" svg:height="2.155cm" svg:x="2.818cm" svg:y="14.39cm">
            <draw:text-box>
              <text:p text:style-name="P1">IBC</text:p>
            </draw:text-box>
          </draw:frame>
          <draw:frame draw:style-name="gr2" draw:layer="layout" svg:width="5.588cm" svg:height="2.155cm" svg:x="11.684cm" svg:y="14.327cm">
            <draw:text-box>
              <text:p>Certificate Based</text:p>
            </draw:text-box>
          </draw:frame>
          <draw:frame draw:style-name="gr4" draw:layer="layout" svg:width="5.588cm" svg:height="2.154cm" svg:x="20.066cm" svg:y="14.258cm">
            <draw:text-box>
              <text:p>Root-key Based</text:p>
            </draw:text-box>
          </draw:frame>
          <draw:custom-shape draw:style-name="gr5" draw:text-style-name="P2" draw:layer="layout" svg:width="5.78cm" svg:height="5.888cm" svg:x="0.986cm" svg:y="5.687cm">
            <text:p text:style-name="P2"><text:span text:style-name="T1">+ Computationally inexpensive in </text:span></text:p>
            <text:p text:style-name="P2"><text:span text:style-name="T1">comparison <text:s/>with public key</text:span></text:p>
            <text:p text:style-name="P2"><text:span text:style-name="T1"/></text:p>
            <text:p text:style-name="P2"><text:span text:style-name="T1">+ Ciphertexts are not significantly</text:span></text:p>
            <text:p text:style-name="P2"><text:span text:style-name="T1">longer for short plaintext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6.096cm" svg:height="5.888cm" svg:x="7.074cm" svg:y="5.687cm">
            <text:p text:style-name="P2"><text:span text:style-name="T1">- Keys have to be exchanged among </text:span></text:p>
            <text:p text:style-name="P2"><text:span text:style-name="T1">sender and receiver before starting </text:span></text:p>
            <text:p text:style-name="P2"><text:span text:style-name="T1">the communication</text:span></text:p>
            <text:p text:style-name="P2"><text:span text:style-name="T1"/></text:p>
            <text:p text:style-name="P2"><text:span text:style-name="T1">- Can’t be used to produce digital</text:span></text:p>
            <text:p text:style-name="P2"><text:span text:style-name="T1">signature which can be verified </text:span></text:p>
            <text:p text:style-name="P2"><text:span text:style-name="T1">by anyon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5.588cm" svg:height="5.888cm" svg:x="15.256cm" svg:y="5.687cm">
            <text:p text:style-name="P2"><text:span text:style-name="T1">+ No key exchange required</text:span></text:p>
            <text:p text:style-name="P2"><text:span text:style-name="T1"/></text:p>
            <text:p text:style-name="P2"><text:span text:style-name="T1">+ Anyone can encrypt</text:span></text:p>
            <text:p text:style-name="P2"><text:span text:style-name="T1"/></text:p>
            <text:p text:style-name="P2"><text:span text:style-name="T1">+ Anyone can verify integrity</text:span></text:p>
            <text:p text:style-name="P2"><text:span text:style-name="T1"/></text:p>
            <text:p text:style-name="P2"><text:span text:style-name="T1">+ Private key is only at one place 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5.842cm" svg:height="5.888cm" svg:x="21.082cm" svg:y="5.687cm">
            <text:p text:style-name="P2"><text:span text:style-name="T1">- Computationally expensive</text:span></text:p>
            <text:p text:style-name="P2"><text:span text:style-name="T1"/></text:p>
            <text:p text:style-name="P2"><text:span text:style-name="T1">- Longer ciphertexts even for short</text:span></text:p>
            <text:p text:style-name="P2"><text:span text:style-name="T1">plaintexts</text:span></text:p>
            <text:p text:style-name="P2"><text:span text:style-name="T1"/></text:p>
            <text:p text:style-name="P2"><text:span text:style-name="T1">- Compromised key revocation</text:span></text:p>
            <text:p text:style-name="P2"><text:span text:style-name="T1">is complex</text:span></text:p>
            <text:p text:style-name="P2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2" draw:layer="layout" svg:width="4.11cm" svg:height="4.58cm" svg:x="18.496cm" svg:y="15.5cm">
            <text:p text:style-name="P2"><text:span text:style-name="T1">+ Easy key management</text:span></text:p>
            <text:p text:style-name="P2"><text:span text:style-name="T1"/></text:p>
            <text:p text:style-name="P2"><text:span text:style-name="T1">+ No trust hierarchy</text:span></text:p>
            <text:p text:style-name="P2"><text:span text:style-name="T1"/></text:p>
            <text:p text:style-name="P2"><text:span text:style-name="T1">+ No certificate required</text:span></text:p>
            <text:p text:style-name="P2"><text:span text:style-name="T1"/></text:p>
            <text:p text:style-name="P2"><text:span text:style-name="T1">+ Less communication</text:span></text:p>
            <text:p text:style-name="P2"><text:span text:style-name="T1">overhead</text:span></text:p>
            <text:p text:style-name="P2"><text:span text:style-name="T1"/></text:p>
            <text:p text:style-name="P2"><text:span text:style-name="T1">+ Easier revocatio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4.064cm" svg:height="4.58cm" svg:x="22.86cm" svg:y="15.5cm">
            <text:p text:style-name="P2"><text:span text:style-name="T1"><text:s/></text:span><text:span text:style-name="T1">- Only trusted roots can </text:span></text:p>
            <text:p text:style-name="P2"><text:span text:style-name="T1">decrypt the message </text:span></text:p>
            <text:p text:style-name="P2"><text:span text:style-name="T1">which creates pressure </text:span></text:p>
            <text:p text:style-name="P2"><text:span text:style-name="T1">Of computation at a </text:span></text:p>
            <text:p text:style-name="P2"><text:span text:style-name="T1">Single <text:s/>point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3.984cm" svg:height="4.516cm" svg:x="9.478cm" svg:y="15.5cm">
            <text:p text:style-name="P2"><text:span text:style-name="T1">+ Distributed trust</text:span></text:p>
            <text:p text:style-name="P2"><text:span text:style-name="T1">network</text:span></text:p>
            <text:p text:style-name="P2"><text:span text:style-name="T1"/></text:p>
            <text:p text:style-name="P2"><text:span text:style-name="T1">+ Harder revocation,</text:span></text:p>
            <text:p text:style-name="P2"><text:span text:style-name="T1">but still possible <text:s text:c="2"/>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4.1cm" svg:height="4.51cm" svg:x="13.68cm" svg:y="15.5cm">
            <text:p text:style-name="P2"><text:span text:style-name="T1">- Long certificate chain</text:span></text:p>
            <text:p text:style-name="P2"><text:span text:style-name="T1">increases communication</text:span></text:p>
            <text:p text:style-name="P2"><text:span text:style-name="T1">overhead</text:span></text:p>
            <text:p text:style-name="P2"><text:span text:style-name="T1"/></text:p>
            <text:p text:style-name="P2"><text:span text:style-name="T1">- Network of CA required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4.174cm" svg:height="4.515cm" svg:x="0.96cm" svg:y="15.436cm">
            <text:p text:style-name="P2"><text:span text:style-name="T1">+ Secret key of PKG can </text:span></text:p>
            <text:p text:style-name="P2"><text:span text:style-name="T1">be destroyed at certain </text:span></text:p>
            <text:p text:style-name="P2"><text:span text:style-name="T1">point</text:span></text:p>
            <text:p text:style-name="P2"><text:span text:style-name="T1">+ Authenticity of public </text:span></text:p>
            <text:p text:style-name="P2"><text:span text:style-name="T1">key is guaranteed by </text:span></text:p>
            <text:p text:style-name="P2"><text:span text:style-name="T1">PKG</text:span></text:p>
            <text:p text:style-name="P2"><text:span text:style-name="T1">+ No certificate</text:span></text:p>
            <text:p text:style-name="P2"><text:span text:style-name="T1">+ Public private key pair</text:span></text:p>
            <text:p text:style-name="P2"><text:span text:style-name="T1">can not be created by </text:span></text:p>
            <text:p text:style-name="P2"><text:span text:style-name="T1">any on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828cm" svg:height="4.51cm" svg:x="5.27cm" svg:y="15.5cm">
            <text:p text:style-name="P2"><text:span text:style-name="T1">- Credential/public-key </text:span></text:p>
            <text:p text:style-name="P2"><text:span text:style-name="T1">of an ID can not <text:s/></text:span></text:p>
            <text:p text:style-name="P2"><text:span text:style-name="T1">revoked</text:span></text:p>
            <text:p text:style-name="P2"><text:span text:style-name="T1"/></text:p>
            <text:p text:style-name="P2"><text:span text:style-name="T1">- Too much trust on </text:span></text:p>
            <text:p text:style-name="P2"><text:span text:style-name="T1">PKG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21:21:17.095432470</meta:creation-date>
    <dc:date>2017-01-26T17:38:00.580948443</dc:date>
    <meta:editing-duration>PT2H19M55S</meta:editing-duration>
    <meta:editing-cycles>23</meta:editing-cycles>
    <meta:generator>LibreOffice/4.2.8.2$Linux_X86_64 LibreOffice_project/420m0$Build-2</meta:generator>
    <dc:creator>Khan A</dc:creator>
    <meta:document-statistic meta:object-count="44"/>
  </office:meta>
</office:document-meta>
</file>